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ALENZUELA INGA, CHRISTIAN NIKOLA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393245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TIP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485800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ALENZUELA INGA, CHRISTIAN NIKOLAI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393245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4 858 00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7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111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1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0/07/2021</text:p>
          </table:table-cell>
          <table:table-cell table:style-name="Tabla2.A3" office:value-type="string">
            <text:p text:style-name="P16">87629259</text:p>
          </table:table-cell>
          <table:table-cell table:style-name="Tabla2.D3" office:value-type="string">
            <text:p text:style-name="P17">11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8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0T21:17:0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